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2" style:family="table-cell" style:parent-style-name="Pivot_20_Table_20_Value" style:data-style-name="N0"/>
    <style:style style:name="ce13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1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" style:family="table-cell" style:parent-style-name="Default">
      <style:table-cell-properties fo:border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Default" style:data-style-name="N111">
      <style:text-properties fo:font-weight="bold" style:font-weight-asian="bold" style:font-weight-complex="bold"/>
    </style:style>
    <style:style style:name="ce23" style:family="table-cell" style:parent-style-name="Default" style:data-style-name="N111"/>
    <style:style style:name="ce24" style:family="table-cell" style:parent-style-name="Default" style:data-style-name="N112">
      <style:text-properties fo:font-weight="bold" style:font-weight-asian="bold" style:font-weight-complex="bold"/>
    </style:style>
    <style:style style:name="ce25" style:family="table-cell" style:parent-style-name="Default" style:data-style-name="N112"/>
    <style:style style:name="ce26" style:family="table-cell" style:parent-style-name="Default" style:data-style-name="N113">
      <style:text-properties fo:font-weight="bold" style:font-weight-asian="bold" style:font-weight-complex="bold"/>
    </style:style>
    <style:style style:name="ce27" style:family="table-cell" style:parent-style-name="Default" style:data-style-name="N113"/>
    <style:style style:name="ce28" style:family="table-cell" style:parent-style-name="Pivot_20_Table_20_Category" style:data-style-name="N111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111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111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Pivot_20_Table_20_Value" style:data-style-name="N113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113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13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113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Value" style:data-style-name="N113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113"/>
    <style:style style:name="ce38" style:family="table-cell" style:parent-style-name="Pivot_20_Table_20_Value" style:data-style-name="N113">
      <style:table-cell-properties fo:border-bottom="0.99pt solid #000000" fo:border-left="none" fo:border-right="none" fo:border-top="none"/>
    </style:style>
    <style:style style:name="ce39" style:family="table-cell" style:parent-style-name="Pivot_20_Table_20_Result" style:data-style-name="N113">
      <style:table-cell-properties fo:border-bottom="2.01pt solid #000000" fo:border-left="none" fo:border-right="none" fo:border-top="0.99pt solid #000000"/>
    </style:style>
    <style:style style:name="ce40" style:family="table-cell" style:parent-style-name="Pivot_20_Table_20_Value" style:data-style-name="N113">
      <style:table-cell-properties fo:border-bottom="none" fo:border-left="none" fo:border-right="0.99pt solid #000000" fo:border-top="0.99pt solid #000000"/>
    </style:style>
    <style:style style:name="ce41" style:family="table-cell" style:parent-style-name="Pivot_20_Table_20_Value" style:data-style-name="N113">
      <style:table-cell-properties fo:border-bottom="none" fo:border-left="none" fo:border-right="0.99pt solid #000000" fo:border-top="none"/>
    </style:style>
    <style:style style:name="ce42" style:family="table-cell" style:parent-style-name="Pivot_20_Table_20_Value">
      <style:table-cell-properties fo:border-bottom="none" fo:border-left="none" fo:border-right="0.99pt solid #000000" fo:border-top="none"/>
    </style:style>
    <style:style style:name="ce4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4" style:family="table-cell" style:parent-style-name="Pivot_20_Table_20_Result" style:data-style-name="N113">
      <style:table-cell-properties fo:border-bottom="2.01pt solid #000000" fo:border-left="none" fo:border-right="0.99pt solid #000000" fo:border-top="0.99pt solid #000000"/>
    </style:style>
    <style:style style:name="ce4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6" style:family="table-cell" style:parent-style-name="Pivot_20_Table_20_Result" style:data-style-name="N113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Pivot_20_Table_20_Result" style:data-style-name="N113">
      <style:table-cell-properties fo:border-bottom="none" fo:border-left="0.99pt solid #000000" fo:border-right="2.01pt solid #000000" fo:border-top="none"/>
    </style:style>
    <style:style style:name="ce48" style:family="table-cell" style:parent-style-name="Pivot_20_Table_20_Result" style:data-style-name="N113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 style:data-style-name="N113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dularity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Mapping time</text:p>
          </table:table-cell>
          <table:table-cell table:style-name="ce1" office:value-type="string" calcext:value-type="string">
            <text:p>Detection time</text:p>
          </table:table-cell>
          <table:table-cell table:style-name="ce1" office:value-type="string" calcext:value-type="string">
            <text:p>Sorting time</text:p>
          </table:table-cell>
          <table:table-cell table:style-name="ce1" office:value-type="string" calcext:value-type="string">
            <text:p>JSON 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835" calcext:value-type="float">
            <text:p>0.835</text:p>
          </table:table-cell>
          <table:table-cell table:formula="of:=SUM([.G2:.J2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816" calcext:value-type="float">
            <text:p>0.816</text:p>
          </table:table-cell>
          <table:table-cell table:formula="of:=SUM([.G3:.J3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.84</text:p>
          </table:table-cell>
          <table:table-cell office:value-type="float" office:value="0.777" calcext:value-type="float">
            <text:p>0.777</text:p>
          </table:table-cell>
          <table:table-cell table:formula="of:=SUM([.G4:.J4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office:value-type="float" office:value="0.715" calcext:value-type="float">
            <text:p>0.715</text:p>
          </table:table-cell>
          <table:table-cell table:formula="of:=SUM([.G5:.J5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632" calcext:value-type="float">
            <text:p>0.632</text:p>
          </table:table-cell>
          <table:table-cell table:formula="of:=SUM([.G6:.J6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.89</text:p>
          </table:table-cell>
          <table:table-cell office:value-type="float" office:value="0.503" calcext:value-type="float">
            <text:p>0.503</text:p>
          </table:table-cell>
          <table:table-cell table:formula="of:=SUM([.G7:.J7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7" calcext:value-type="float">
            <text:p>7</text:p>
          </table:table-cell>
          <table:table-cell office:value-type="float" office:value="0.61" calcext:value-type="float">
            <text:p>0.61</text:p>
          </table:table-cell>
          <table:table-cell office:value-type="float" office:value="0.231" calcext:value-type="float">
            <text:p>0.231</text:p>
          </table:table-cell>
          <table:table-cell table:formula="of:=SUM([.G8:.J8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32" calcext:value-type="float">
            <text:p>0.032</text:p>
          </table:table-cell>
          <table:table-cell table:formula="of:=SUM([.G9:.J9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ORCA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603" calcext:value-type="float">
            <text:p>0.603</text:p>
          </table:table-cell>
          <table:table-cell table:formula="of:=SUM([.G10:.J1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formula="of:=SUM([.G11:.J1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467" calcext:value-type="float">
            <text:p>0.467</text:p>
          </table:table-cell>
          <table:table-cell table:formula="of:=SUM([.G12:.J1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0.583" calcext:value-type="float">
            <text:p>0.583</text:p>
          </table:table-cell>
          <table:table-cell table:formula="of:=SUM([.G13:.J1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521" calcext:value-type="float">
            <text:p>0.521</text:p>
          </table:table-cell>
          <table:table-cell table:formula="of:=SUM([.G14:.J1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02" calcext:value-type="float">
            <text:p>0.802</text:p>
          </table:table-cell>
          <table:table-cell table:formula="of:=SUM([.G15:.J15])" office:value-type="float" office:value="19078" calcext:value-type="float">
            <text:p>19078</text:p>
          </table:table-cell>
          <table:table-cell office:value-type="float" office:value="3855" calcext:value-type="float">
            <text:p>3855</text:p>
          </table:table-cell>
          <table:table-cell office:value-type="float" office:value="6060" calcext:value-type="float">
            <text:p>6060</text:p>
          </table:table-cell>
          <table:table-cell office:value-type="float" office:value="8328" calcext:value-type="float">
            <text:p>8328</text:p>
          </table:table-cell>
          <table:table-cell office:value-type="float" office:value="835" calcext:value-type="float">
            <text:p>8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35" calcext:value-type="float">
            <text:p>0.835</text:p>
          </table:table-cell>
          <table:table-cell table:formula="of:=SUM([.G16:.J16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0.786" calcext:value-type="float">
            <text:p>0.786</text:p>
          </table:table-cell>
          <table:table-cell table:formula="of:=SUM([.G17:.J17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.92</text:p>
          </table:table-cell>
          <table:table-cell office:value-type="float" office:value="0.667" calcext:value-type="float">
            <text:p>0.667</text:p>
          </table:table-cell>
          <table:table-cell table:formula="of:=SUM([.G18:.J18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office:value-type="float" office:value="0.593" calcext:value-type="float">
            <text:p>0.593</text:p>
          </table:table-cell>
          <table:table-cell table:formula="of:=SUM([.G19:.J19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0.584" calcext:value-type="float">
            <text:p>0.584</text:p>
          </table:table-cell>
          <table:table-cell table:formula="of:=SUM([.G20:.J20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.93</text:p>
          </table:table-cell>
          <table:table-cell office:value-type="float" office:value="0.583" calcext:value-type="float">
            <text:p>0.583</text:p>
          </table:table-cell>
          <table:table-cell table:formula="of:=SUM([.G21:.J21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705" calcext:value-type="float">
            <text:p>0.705</text:p>
          </table:table-cell>
          <table:table-cell table:formula="of:=SUM([.G22:.J22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0.611" calcext:value-type="float">
            <text:p>0.611</text:p>
          </table:table-cell>
          <table:table-cell table:formula="of:=SUM([.G23:.J23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497" calcext:value-type="float">
            <text:p>0.497</text:p>
          </table:table-cell>
          <table:table-cell table:formula="of:=SUM([.G24:.J24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18" calcext:value-type="float">
            <text:p>0.418</text:p>
          </table:table-cell>
          <table:table-cell table:formula="of:=SUM([.G25:.J25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0.403" calcext:value-type="float">
            <text:p>0.403</text:p>
          </table:table-cell>
          <table:table-cell table:formula="of:=SUM([.G26:.J26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6" calcext:value-type="float">
            <text:p>6</text:p>
          </table:table-cell>
          <table:table-cell office:value-type="float" office:value="0.81" calcext:value-type="float">
            <text:p>0.81</text:p>
          </table:table-cell>
          <table:table-cell office:value-type="float" office:value="0.403" calcext:value-type="float">
            <text:p>0.403</text:p>
          </table:table-cell>
          <table:table-cell table:formula="of:=SUM([.G27:.J27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572" calcext:value-type="float">
            <text:p>0.572</text:p>
          </table:table-cell>
          <table:table-cell table:formula="of:=SUM([.G28:.J28])" office:value-type="float" office:value="20034" calcext:value-type="float">
            <text:p>20034</text:p>
          </table:table-cell>
          <table:table-cell office:value-type="float" office:value="3002" calcext:value-type="float">
            <text:p>3002</text:p>
          </table:table-cell>
          <table:table-cell office:value-type="float" office:value="7748" calcext:value-type="float">
            <text:p>7748</text:p>
          </table:table-cell>
          <table:table-cell office:value-type="float" office:value="8731" calcext:value-type="float">
            <text:p>8731</text:p>
          </table:table-cell>
          <table:table-cell office:value-type="float" office:value="553" calcext:value-type="float">
            <text:p>5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752" calcext:value-type="float">
            <text:p>0.752</text:p>
          </table:table-cell>
          <table:table-cell table:formula="of:=SUM([.G29:.J29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0.709" calcext:value-type="float">
            <text:p>0.709</text:p>
          </table:table-cell>
          <table:table-cell table:formula="of:=SUM([.G30:.J30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.74</text:p>
          </table:table-cell>
          <table:table-cell office:value-type="float" office:value="0.643" calcext:value-type="float">
            <text:p>0.643</text:p>
          </table:table-cell>
          <table:table-cell table:formula="of:=SUM([.G31:.J31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  <table:table-cell office:value-type="float" office:value="0.548" calcext:value-type="float">
            <text:p>0.548</text:p>
          </table:table-cell>
          <table:table-cell table:formula="of:=SUM([.G32:.J32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office:value-type="float" office:value="0.434" calcext:value-type="float">
            <text:p>0.434</text:p>
          </table:table-cell>
          <table:table-cell table:formula="of:=SUM([.G33:.J33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.72</text:p>
          </table:table-cell>
          <table:table-cell office:value-type="float" office:value="0.212" calcext:value-type="float">
            <text:p>0.212</text:p>
          </table:table-cell>
          <table:table-cell table:formula="of:=SUM([.G34:.J34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7" calcext:value-type="float">
            <text:p>7</text:p>
          </table:table-cell>
          <table:table-cell office:value-type="float" office:value="0.12" calcext:value-type="float">
            <text:p>0.12</text:p>
          </table:table-cell>
          <table:table-cell office:value-type="float" office:value="0.046" calcext:value-type="float">
            <text:p>0.046</text:p>
          </table:table-cell>
          <table:table-cell table:formula="of:=SUM([.G35:.J35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table:formula="of:=SUM([.G36:.J36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ORCA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873" calcext:value-type="float">
            <text:p>0.873</text:p>
          </table:table-cell>
          <table:table-cell table:formula="of:=SUM([.G37:.J3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0.391" calcext:value-type="float">
            <text:p>0.391</text:p>
          </table:table-cell>
          <table:table-cell table:formula="of:=SUM([.G38:.J3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845" calcext:value-type="float">
            <text:p>0.845</text:p>
          </table:table-cell>
          <table:table-cell table:formula="of:=SUM([.G39:.J39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889" calcext:value-type="float">
            <text:p>0.889</text:p>
          </table:table-cell>
          <table:table-cell table:formula="of:=SUM([.G40:.J4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55" calcext:value-type="float">
            <text:p>0.855</text:p>
          </table:table-cell>
          <table:table-cell table:formula="of:=SUM([.G41:.J4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ORCA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347" calcext:value-type="float">
            <text:p>0.347</text:p>
          </table:table-cell>
          <table:table-cell table:formula="of:=SUM([.G42:.J4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office:value-type="float" office:value="0.436" calcext:value-type="float">
            <text:p>0.436</text:p>
          </table:table-cell>
          <table:table-cell table:formula="of:=SUM([.G43:.J4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ORCA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float" office:value="0.512" calcext:value-type="float">
            <text:p>0.512</text:p>
          </table:table-cell>
          <table:table-cell table:formula="of:=SUM([.G44:.J4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553" calcext:value-type="float">
            <text:p>0.553</text:p>
          </table:table-cell>
          <table:table-cell table:formula="of:=SUM([.G45:.J4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414" calcext:value-type="float">
            <text:p>0.414</text:p>
          </table:table-cell>
          <table:table-cell table:formula="of:=SUM([.G46:.J4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float" office:value="0.512" calcext:value-type="float">
            <text:p>0.512</text:p>
          </table:table-cell>
          <table:table-cell table:formula="of:=SUM([.G47:.J4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</table:table>
      <table:table table:name="Sheet3" table:style-name="ta1">
        <table:shapes>
          <draw:frame draw:z-index="0" draw:style-name="gr1" draw:text-style-name="P1" svg:width="15.999cm" svg:height="8.999cm" svg:x="11.087cm" svg:y="6.715cm">
            <draw:object draw:notify-on-update-of-ranges="Sheet3.A2:Sheet3.A6 Sheet3.B1:Sheet3.B1 Sheet3.B2:Sheet3.B6 Sheet3.C1:Sheet3.C1 Sheet3.C2:Sheet3.C6 Sheet3.D1:Sheet3.D1 Sheet3.D2:Sheet3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8"/>
        <table:table-column table:style-name="co1" table:default-cell-style-name="ce12"/>
        <table:table-column table:style-name="co1" table:default-cell-style-name="ce16"/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default-cell-style-name="ce12"/>
        <table:table-column table:style-name="co1" table:default-cell-style-name="ce16"/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Louvain</text:p>
          </table:table-cell>
          <table:table-cell table:style-name="ce10" office:value-type="string" calcext:value-type="string">
            <text:p>LP</text:p>
          </table:table-cell>
          <table:table-cell table:style-name="ce14" office:value-type="string" calcext:value-type="string">
            <text:p>ORCA</text:p>
          </table:table-cell>
          <table:table-cell/>
          <table:table-cell table:style-name="ce2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3" office:value-type="string" calcext:value-type="string">
            <text:p>Amazon</text:p>
          </table:table-cell>
          <table:table-cell table:style-name="ce7" office:value-type="float" office:value="0.835" calcext:value-type="float">
            <text:p>0.835</text:p>
          </table:table-cell>
          <table:table-cell table:style-name="ce11" office:value-type="float" office:value="0.802" calcext:value-type="float">
            <text:p>0.802</text:p>
          </table:table-cell>
          <table:table-cell table:style-name="ce15" office:value-type="float" office:value="0.835" calcext:value-type="float">
            <text:p>0.835</text:p>
          </table:table-cell>
          <table:table-cell/>
          <table:table-cell table:style-name="ce3"/>
          <table:table-cell table:style-name="ce7"/>
          <table:table-cell table:style-name="ce11"/>
          <table:table-cell table:style-name="ce15"/>
        </table:table-row>
        <table:table-row table:style-name="ro1">
          <table:table-cell office:value-type="string" calcext:value-type="string">
            <text:p>DBLP</text:p>
          </table:table-cell>
          <table:table-cell office:value-type="float" office:value="0.705" calcext:value-type="float">
            <text:p>0.705</text:p>
          </table:table-cell>
          <table:table-cell office:value-type="float" office:value="0.572" calcext:value-type="float">
            <text:p>0.572</text:p>
          </table:table-cell>
          <table:table-cell office:value-type="float" office:value="0.752" calcext:value-type="float">
            <text:p>0.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ball</text:p>
          </table:table-cell>
          <table:table-cell office:value-type="float" office:value="0.889" calcext:value-type="float">
            <text:p>0.889</text:p>
          </table:table-cell>
          <table:table-cell office:value-type="float" office:value="0.845" calcext:value-type="float">
            <text:p>0.845</text:p>
          </table:table-cell>
          <table:table-cell office:value-type="float" office:value="0.873" calcext:value-type="float">
            <text:p>0.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ate</text:p>
          </table:table-cell>
          <table:table-cell office:value-type="float" office:value="0.583" calcext:value-type="float">
            <text:p>0.583</text:p>
          </table:table-cell>
          <table:table-cell office:value-type="float" office:value="0.521" calcext:value-type="float">
            <text:p>0.5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olbooks</text:p>
          </table:table-cell>
          <table:table-cell table:style-name="ce9" office:value-type="float" office:value="0.512" calcext:value-type="float">
            <text:p>0.512</text:p>
          </table:table-cell>
          <table:table-cell table:style-name="ce13" office:value-type="float" office:value="0.553" calcext:value-type="float">
            <text:p>0.553</text:p>
          </table:table-cell>
          <table:table-cell table:style-name="ce17" office:value-type="float" office:value="0.512" calcext:value-type="float">
            <text:p>0.512</text:p>
          </table:table-cell>
          <table:table-cell/>
          <table:table-cell table:style-name="ce5"/>
          <table:table-cell table:style-name="ce9"/>
          <table:table-cell table:style-name="ce13"/>
          <table:table-cell table:style-name="ce17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14"/>
          <table:table-cell/>
          <table:table-cell table:style-name="ce2"/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5"/>
          <table:table-cell/>
          <table:table-cell table:style-name="ce3"/>
          <table:table-cell table:style-name="ce7"/>
          <table:table-cell table:style-name="ce11"/>
          <table:table-cell table:style-name="ce15"/>
        </table:table-row>
      </table:table>
      <table:table table:name="Pivot Table_Sheet1_1" table:style-name="ta1">
        <office:forms form:automatic-focus="false" form:apply-design-mode="false"/>
        <table:shapes>
          <draw:frame draw:z-index="0" draw:style-name="gr1" draw:text-style-name="P1" svg:width="16.009cm" svg:height="9.005cm" svg:x="3.995cm" svg:y="7.464cm">
            <draw:object draw:notify-on-update-of-ranges="'Pivot Table_Sheet1_1'.B6:'Pivot Table_Sheet1_1'.B6 'Pivot Table_Sheet1_1'.B7:'Pivot Table_Sheet1_1'.B12 'Pivot Table_Sheet1_1'.C6:'Pivot Table_Sheet1_1'.C6 'Pivot Table_Sheet1_1'.C7:'Pivot Table_Sheet1_1'.C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4"/>
        <table:table-column table:style-name="co4" table:default-cell-style-name="ce8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Pivot_20_Table_20_Field" office:value-type="string" calcext:value-type="string">
            <text:p>Graph</text:p>
          </table:table-cell>
          <table:table-cell table:style-name="ce19" office:value-type="string" calcext:value-type="string">
            <text:p>- all -</text:p>
          </table:table-cell>
          <table:table-cell table:number-columns-repeated="12"/>
        </table:table-row>
        <table:table-row table:style-name="ro1">
          <table:table-cell table:style-name="Pivot_20_Table_20_Field" office:value-type="string" calcext:value-type="string">
            <text:p>Algorithm</text:p>
          </table:table-cell>
          <table:table-cell table:style-name="ce19" office:value-type="string" calcext:value-type="string">
            <text:p>ORCA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8"/>
          <table:table-cell table:style-name="ce20" office:value-type="string" calcext:value-type="string">
            <text:p>Data</text:p>
          </table:table-cell>
          <table:table-cell table:style-name="ce21"/>
          <table:table-cell table:number-columns-repeated="11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6" office:value-type="string" calcext:value-type="string">
            <text:p>Average - NMI</text:p>
          </table:table-cell>
          <table:table-cell table:style-name="ce14" office:value-type="string" calcext:value-type="string">
            <text:p>Average - Modularity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0.682" calcext:value-type="float">
            <text:p>0.682</text:p>
          </table:table-cell>
          <table:table-cell table:style-name="ce15" office:value-type="float" office:value="0.46" calcext:value-type="float">
            <text:p>0.4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04" calcext:value-type="float">
            <text:p>0.6704</text:p>
          </table:table-cell>
          <table:table-cell table:style-name="ce16" office:value-type="float" office:value="0.51" calcext:value-type="float">
            <text:p>0.5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4" calcext:value-type="float">
            <text:p>0.644</text:p>
          </table:table-cell>
          <table:table-cell table:style-name="ce16" office:value-type="float" office:value="0.673333333333333" calcext:value-type="float">
            <text:p>0.673333333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15" calcext:value-type="float">
            <text:p>0.6315</text:p>
          </table:table-cell>
          <table:table-cell table:style-name="ce16" office:value-type="float" office:value="0.83" calcext:value-type="float">
            <text:p>0.8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3" calcext:value-type="float">
            <text:p>0.533</text:p>
          </table:table-cell>
          <table:table-cell table:style-name="ce16" office:value-type="float" office:value="0.845" calcext:value-type="float">
            <text:p>0.845</text:p>
          </table:table-cell>
          <table:table-cell table:number-columns-repeated="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float" office:value="0.3575" calcext:value-type="float">
            <text:p>0.3575</text:p>
          </table:table-cell>
          <table:table-cell table:style-name="ce17" office:value-type="float" office:value="0.805" calcext:value-type="float">
            <text:p>0.805</text:p>
          </table:table-cell>
          <table:table-cell table:number-columns-repeated="11"/>
        </table:table-row>
      </table:table>
      <table:table table:name="Sheet4" table:style-name="ta1">
        <office:forms form:automatic-focus="false" form:apply-design-mode="false"/>
        <table:table-column table:style-name="co9" table:default-cell-style-name="ce23"/>
        <table:table-column table:style-name="co9" table:default-cell-style-name="ce25"/>
        <table:table-column table:style-name="co9" table:number-columns-repeated="3" table:default-cell-style-name="Default"/>
        <table:table-column table:style-name="co9" table:number-columns-repeated="5" table:default-cell-style-name="ce27"/>
        <table:table-column table:style-name="co9" table:number-columns-repeated="1014" table:default-cell-style-name="Default"/>
        <table:table-row table:style-name="ro1">
          <table:table-cell table:style-name="ce22" office:value-type="string" calcext:value-type="string">
            <text:p>Nodes</text:p>
          </table:table-cell>
          <table:table-cell table:style-name="ce24" office:value-type="string" calcext:value-type="string">
            <text:p>Edges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Modularity</text:p>
          </table:table-cell>
          <table:table-cell table:style-name="ce1" office:value-type="string" calcext:value-type="string">
            <text:p>NMI</text:p>
          </table:table-cell>
          <table:table-cell table:style-name="ce26" office:value-type="string" calcext:value-type="string">
            <text:p>Total time</text:p>
          </table:table-cell>
          <table:table-cell table:style-name="ce26" office:value-type="string" calcext:value-type="string">
            <text:p>Mapping time</text:p>
          </table:table-cell>
          <table:table-cell table:style-name="ce26" office:value-type="string" calcext:value-type="string">
            <text:p>Detection time</text:p>
          </table:table-cell>
          <table:table-cell table:style-name="ce26" office:value-type="string" calcext:value-type="string">
            <text:p>Sorting time</text:p>
          </table:table-cell>
          <table:table-cell table:style-name="ce26" office:value-type="string" calcext:value-type="string">
            <text:p>JSON time</text:p>
          </table:table-cell>
          <table:table-cell table:style-name="ce1" table:number-columns-repeated="1012"/>
          <table:table-cell table:number-columns-repeated="2"/>
        </table:table-row>
        <table:table-row table:style-name="ro1">
          <table:table-cell office:value-type="float" office:value="100000" calcext:value-type="float">
            <text:p>100 k</text:p>
          </table:table-cell>
          <table:table-cell office:value-type="float" office:value="1000000" calcext:value-type="float">
            <text:p>1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806" calcext:value-type="float">
            <text:p>0.806</text:p>
          </table:table-cell>
          <table:table-cell table:formula="of:=SUM([.G2:.J2])" office:value-type="float" office:value="31352" calcext:value-type="float">
            <text:p>31</text:p>
          </table:table-cell>
          <table:table-cell office:value-type="float" office:value="1337" calcext:value-type="float">
            <text:p>1</text:p>
          </table:table-cell>
          <table:table-cell office:value-type="float" office:value="15422" calcext:value-type="float">
            <text:p>15</text:p>
          </table:table-cell>
          <table:table-cell office:value-type="float" office:value="14593" calcext:value-type="float">
            <text:p>15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0000" calcext:value-type="float">
            <text:p>200 k</text:p>
          </table:table-cell>
          <table:table-cell office:value-type="float" office:value="2000000" calcext:value-type="float">
            <text:p>2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785" calcext:value-type="float">
            <text:p>0.785</text:p>
          </table:table-cell>
          <table:table-cell table:formula="of:=SUM([.G3:.J3])" office:value-type="float" office:value="71817" calcext:value-type="float">
            <text:p>72</text:p>
          </table:table-cell>
          <table:table-cell office:value-type="float" office:value="2615" calcext:value-type="float">
            <text:p>3</text:p>
          </table:table-cell>
          <table:table-cell office:value-type="float" office:value="35243" calcext:value-type="float">
            <text:p>35</text:p>
          </table:table-cell>
          <table:table-cell office:value-type="float" office:value="33959" calcext:value-type="float">
            <text:p>34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00000" calcext:value-type="float">
            <text:p>300 k</text:p>
          </table:table-cell>
          <table:table-cell office:value-type="float" office:value="3000000" calcext:value-type="float">
            <text:p>3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765" calcext:value-type="float">
            <text:p>0.765</text:p>
          </table:table-cell>
          <table:table-cell table:formula="of:=SUM([.G4:.J4])" office:value-type="float" office:value="113435" calcext:value-type="float">
            <text:p>113</text:p>
          </table:table-cell>
          <table:table-cell office:value-type="float" office:value="4380" calcext:value-type="float">
            <text:p>4</text:p>
          </table:table-cell>
          <table:table-cell office:value-type="float" office:value="57050" calcext:value-type="float">
            <text:p>57</text:p>
          </table:table-cell>
          <table:table-cell office:value-type="float" office:value="52005" calcext:value-type="float">
            <text:p>52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00000" calcext:value-type="float">
            <text:p>400 k</text:p>
          </table:table-cell>
          <table:table-cell office:value-type="float" office:value="4000000" calcext:value-type="float">
            <text:p>4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752" calcext:value-type="float">
            <text:p>0.752</text:p>
          </table:table-cell>
          <table:table-cell table:formula="of:=SUM([.G5:.J5])" office:value-type="float" office:value="168584" calcext:value-type="float">
            <text:p>169</text:p>
          </table:table-cell>
          <table:table-cell office:value-type="float" office:value="5699" calcext:value-type="float">
            <text:p>6</text:p>
          </table:table-cell>
          <table:table-cell office:value-type="float" office:value="88397" calcext:value-type="float">
            <text:p>88</text:p>
          </table:table-cell>
          <table:table-cell office:value-type="float" office:value="74488" calcext:value-type="float">
            <text:p>74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00000" calcext:value-type="float">
            <text:p>500 k</text:p>
          </table:table-cell>
          <table:table-cell office:value-type="float" office:value="5000000" calcext:value-type="float">
            <text:p>5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745" calcext:value-type="float">
            <text:p>0.745</text:p>
          </table:table-cell>
          <table:table-cell table:formula="of:=SUM([.G6:.J6])" office:value-type="float" office:value="203043" calcext:value-type="float">
            <text:p>203</text:p>
          </table:table-cell>
          <table:table-cell office:value-type="float" office:value="7520" calcext:value-type="float">
            <text:p>8</text:p>
          </table:table-cell>
          <table:table-cell office:value-type="float" office:value="100596" calcext:value-type="float">
            <text:p>101</text:p>
          </table:table-cell>
          <table:table-cell office:value-type="float" office:value="94927" calcext:value-type="float">
            <text:p>95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00000" calcext:value-type="float">
            <text:p>600 k</text:p>
          </table:table-cell>
          <table:table-cell office:value-type="float" office:value="6000000" calcext:value-type="float">
            <text:p>6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745" calcext:value-type="float">
            <text:p>0.745</text:p>
          </table:table-cell>
          <table:table-cell table:formula="of:=SUM([.G7:.J7])" office:value-type="float" office:value="247418" calcext:value-type="float">
            <text:p>247</text:p>
          </table:table-cell>
          <table:table-cell office:value-type="float" office:value="8813" calcext:value-type="float">
            <text:p>9</text:p>
          </table:table-cell>
          <table:table-cell office:value-type="float" office:value="121516" calcext:value-type="float">
            <text:p>122</text:p>
          </table:table-cell>
          <table:table-cell office:value-type="float" office:value="117089" calcext:value-type="float">
            <text:p>117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00000" calcext:value-type="float">
            <text:p>700 k</text:p>
          </table:table-cell>
          <table:table-cell office:value-type="float" office:value="7000000" calcext:value-type="float">
            <text:p>7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738" calcext:value-type="float">
            <text:p>0.738</text:p>
          </table:table-cell>
          <table:table-cell table:formula="of:=SUM([.G8:.J8])" office:value-type="float" office:value="304600" calcext:value-type="float">
            <text:p>305</text:p>
          </table:table-cell>
          <table:table-cell office:value-type="float" office:value="10405" calcext:value-type="float">
            <text:p>10</text:p>
          </table:table-cell>
          <table:table-cell office:value-type="float" office:value="161865" calcext:value-type="float">
            <text:p>162</text:p>
          </table:table-cell>
          <table:table-cell office:value-type="float" office:value="132330" calcext:value-type="float">
            <text:p>132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00000" calcext:value-type="float">
            <text:p>800 k</text:p>
          </table:table-cell>
          <table:table-cell office:value-type="float" office:value="8000000" calcext:value-type="float">
            <text:p>8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724" calcext:value-type="float">
            <text:p>0.724</text:p>
          </table:table-cell>
          <table:table-cell table:formula="of:=SUM([.G9:.J9])" office:value-type="float" office:value="359197" calcext:value-type="float">
            <text:p>359</text:p>
          </table:table-cell>
          <table:table-cell office:value-type="float" office:value="12001" calcext:value-type="float">
            <text:p>12</text:p>
          </table:table-cell>
          <table:table-cell office:value-type="float" office:value="189002" calcext:value-type="float">
            <text:p>189</text:p>
          </table:table-cell>
          <table:table-cell office:value-type="float" office:value="158194" calcext:value-type="float">
            <text:p>158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00000" calcext:value-type="float">
            <text:p>900 k</text:p>
          </table:table-cell>
          <table:table-cell office:value-type="float" office:value="9000000" calcext:value-type="float">
            <text:p>9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723" calcext:value-type="float">
            <text:p>0.723</text:p>
          </table:table-cell>
          <table:table-cell table:formula="of:=SUM([.G10:.J10])" office:value-type="float" office:value="454683" calcext:value-type="float">
            <text:p>455</text:p>
          </table:table-cell>
          <table:table-cell office:value-type="float" office:value="13914" calcext:value-type="float">
            <text:p>14</text:p>
          </table:table-cell>
          <table:table-cell office:value-type="float" office:value="242088" calcext:value-type="float">
            <text:p>242</text:p>
          </table:table-cell>
          <table:table-cell office:value-type="float" office:value="198681" calcext:value-type="float">
            <text:p>199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00000" calcext:value-type="float">
            <text:p>1000 k</text:p>
          </table:table-cell>
          <table:table-cell office:value-type="float" office:value="10000000" calcext:value-type="float">
            <text:p>10 m</text:p>
          </table:table-cell>
          <table:table-cell office:value-type="string" calcext:value-type="string">
            <text:p>Louvain</text:p>
          </table:table-cell>
          <table:table-cell office:value-type="float" office:value="0.61" calcext:value-type="float">
            <text:p>0.61</text:p>
          </table:table-cell>
          <table:table-cell office:value-type="float" office:value="0.715" calcext:value-type="float">
            <text:p>0.715</text:p>
          </table:table-cell>
          <table:table-cell table:formula="of:=SUM([.G11:.J11])" office:value-type="float" office:value="532026" calcext:value-type="float">
            <text:p>532</text:p>
          </table:table-cell>
          <table:table-cell office:value-type="float" office:value="19793" calcext:value-type="float">
            <text:p>20</text:p>
          </table:table-cell>
          <table:table-cell office:value-type="float" office:value="270318" calcext:value-type="float">
            <text:p>270</text:p>
          </table:table-cell>
          <table:table-cell office:value-type="float" office:value="241915" calcext:value-type="float">
            <text:p>242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0000" calcext:value-type="float">
            <text:p>100 k</text:p>
          </table:table-cell>
          <table:table-cell office:value-type="float" office:value="1000000" calcext:value-type="float">
            <text:p>1 m</text:p>
          </table:table-cell>
          <table:table-cell office:value-type="string" calcext:value-type="string">
            <text:p>ORCA</text:p>
          </table:table-cell>
          <table:table-cell office:value-type="float" office:value="0.59" calcext:value-type="float">
            <text:p>0.59</text:p>
          </table:table-cell>
          <table:table-cell office:value-type="float" office:value="0.988" calcext:value-type="float">
            <text:p>0.988</text:p>
          </table:table-cell>
          <table:table-cell table:formula="of:=SUM([.G12:.J12])" office:value-type="float" office:value="115887" calcext:value-type="float">
            <text:p>116</text:p>
          </table:table-cell>
          <table:table-cell office:value-type="float" office:value="1720" calcext:value-type="float">
            <text:p>2</text:p>
          </table:table-cell>
          <table:table-cell office:value-type="float" office:value="82555" calcext:value-type="float">
            <text:p>83</text:p>
          </table:table-cell>
          <table:table-cell office:value-type="float" office:value="31612" calcext:value-type="float">
            <text:p>32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0000" calcext:value-type="float">
            <text:p>200 k</text:p>
          </table:table-cell>
          <table:table-cell office:value-type="float" office:value="2000000" calcext:value-type="float">
            <text:p>2 m</text:p>
          </table:table-cell>
          <table:table-cell office:value-type="string" calcext:value-type="string">
            <text:p>ORCA</text:p>
          </table:table-cell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  <table:table-cell table:formula="of:=SUM([.G13:.J13])" office:value-type="float" office:value="299452" calcext:value-type="float">
            <text:p>299</text:p>
          </table:table-cell>
          <table:table-cell office:value-type="float" office:value="2714" calcext:value-type="float">
            <text:p>3</text:p>
          </table:table-cell>
          <table:table-cell office:value-type="float" office:value="213437" calcext:value-type="float">
            <text:p>213</text:p>
          </table:table-cell>
          <table:table-cell office:value-type="float" office:value="83301" calcext:value-type="float">
            <text:p>83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00000" calcext:value-type="float">
            <text:p>300 k</text:p>
          </table:table-cell>
          <table:table-cell office:value-type="float" office:value="3000000" calcext:value-type="float">
            <text:p>3 m</text:p>
          </table:table-cell>
          <table:table-cell office:value-type="string" calcext:value-type="string">
            <text:p>ORCA</text:p>
          </table:table-cell>
          <table:table-cell office:value-type="float" office:value="0.59" calcext:value-type="float">
            <text:p>0.59</text:p>
          </table:table-cell>
          <table:table-cell office:value-type="float" office:value="0.991" calcext:value-type="float">
            <text:p>0.991</text:p>
          </table:table-cell>
          <table:table-cell table:formula="of:=SUM([.G14:.J14])" office:value-type="float" office:value="544207" calcext:value-type="float">
            <text:p>544</text:p>
          </table:table-cell>
          <table:table-cell office:value-type="float" office:value="4479" calcext:value-type="float">
            <text:p>4</text:p>
          </table:table-cell>
          <table:table-cell office:value-type="float" office:value="408205" calcext:value-type="float">
            <text:p>408</text:p>
          </table:table-cell>
          <table:table-cell office:value-type="float" office:value="131523" calcext:value-type="float">
            <text:p>132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0000" calcext:value-type="float">
            <text:p>100 k</text:p>
          </table:table-cell>
          <table:table-cell office:value-type="float" office:value="1000000" calcext:value-type="float">
            <text:p>1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15:.J15])" office:value-type="float" office:value="21990" calcext:value-type="float">
            <text:p>22</text:p>
          </table:table-cell>
          <table:table-cell office:value-type="float" office:value="1729" calcext:value-type="float">
            <text:p>2</text:p>
          </table:table-cell>
          <table:table-cell office:value-type="float" office:value="8421" calcext:value-type="float">
            <text:p>8</text:p>
          </table:table-cell>
          <table:table-cell office:value-type="float" office:value="11840" calcext:value-type="float">
            <text:p>12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0000" calcext:value-type="float">
            <text:p>200 k</text:p>
          </table:table-cell>
          <table:table-cell office:value-type="float" office:value="2000000" calcext:value-type="float">
            <text:p>2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16:.J16])" office:value-type="float" office:value="43389" calcext:value-type="float">
            <text:p>43</text:p>
          </table:table-cell>
          <table:table-cell office:value-type="float" office:value="2732" calcext:value-type="float">
            <text:p>3</text:p>
          </table:table-cell>
          <table:table-cell office:value-type="float" office:value="13031" calcext:value-type="float">
            <text:p>13</text:p>
          </table:table-cell>
          <table:table-cell office:value-type="float" office:value="27626" calcext:value-type="float">
            <text:p>28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00000" calcext:value-type="float">
            <text:p>300 k</text:p>
          </table:table-cell>
          <table:table-cell office:value-type="float" office:value="3000000" calcext:value-type="float">
            <text:p>3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17:.J17])" office:value-type="float" office:value="73745" calcext:value-type="float">
            <text:p>74</text:p>
          </table:table-cell>
          <table:table-cell office:value-type="float" office:value="4585" calcext:value-type="float">
            <text:p>5</text:p>
          </table:table-cell>
          <table:table-cell office:value-type="float" office:value="17023" calcext:value-type="float">
            <text:p>17</text:p>
          </table:table-cell>
          <table:table-cell office:value-type="float" office:value="52137" calcext:value-type="float">
            <text:p>52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00000" calcext:value-type="float">
            <text:p>400 k</text:p>
          </table:table-cell>
          <table:table-cell office:value-type="float" office:value="4000000" calcext:value-type="float">
            <text:p>4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18:.J18])" office:value-type="float" office:value="86306" calcext:value-type="float">
            <text:p>86</text:p>
          </table:table-cell>
          <table:table-cell office:value-type="float" office:value="6074" calcext:value-type="float">
            <text:p>6</text:p>
          </table:table-cell>
          <table:table-cell office:value-type="float" office:value="20299" calcext:value-type="float">
            <text:p>20</text:p>
          </table:table-cell>
          <table:table-cell office:value-type="float" office:value="59933" calcext:value-type="float">
            <text:p>60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00000" calcext:value-type="float">
            <text:p>500 k</text:p>
          </table:table-cell>
          <table:table-cell office:value-type="float" office:value="5000000" calcext:value-type="float">
            <text:p>5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19:.J19])" office:value-type="float" office:value="111883" calcext:value-type="float">
            <text:p>112</text:p>
          </table:table-cell>
          <table:table-cell office:value-type="float" office:value="7432" calcext:value-type="float">
            <text:p>7</text:p>
          </table:table-cell>
          <table:table-cell office:value-type="float" office:value="25790" calcext:value-type="float">
            <text:p>26</text:p>
          </table:table-cell>
          <table:table-cell office:value-type="float" office:value="78661" calcext:value-type="float">
            <text:p>79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00000" calcext:value-type="float">
            <text:p>600 k</text:p>
          </table:table-cell>
          <table:table-cell office:value-type="float" office:value="6000000" calcext:value-type="float">
            <text:p>6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20:.J20])" office:value-type="float" office:value="137151" calcext:value-type="float">
            <text:p>137</text:p>
          </table:table-cell>
          <table:table-cell office:value-type="float" office:value="10835" calcext:value-type="float">
            <text:p>11</text:p>
          </table:table-cell>
          <table:table-cell office:value-type="float" office:value="29438" calcext:value-type="float">
            <text:p>29</text:p>
          </table:table-cell>
          <table:table-cell office:value-type="float" office:value="96878" calcext:value-type="float">
            <text:p>97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00000" calcext:value-type="float">
            <text:p>700 k</text:p>
          </table:table-cell>
          <table:table-cell office:value-type="float" office:value="7000000" calcext:value-type="float">
            <text:p>7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21:.J21])" office:value-type="float" office:value="168512" calcext:value-type="float">
            <text:p>169</text:p>
          </table:table-cell>
          <table:table-cell office:value-type="float" office:value="11226" calcext:value-type="float">
            <text:p>11</text:p>
          </table:table-cell>
          <table:table-cell office:value-type="float" office:value="39160" calcext:value-type="float">
            <text:p>39</text:p>
          </table:table-cell>
          <table:table-cell office:value-type="float" office:value="118126" calcext:value-type="float">
            <text:p>118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00000" calcext:value-type="float">
            <text:p>800 k</text:p>
          </table:table-cell>
          <table:table-cell office:value-type="float" office:value="8000000" calcext:value-type="float">
            <text:p>8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22:.J22])" office:value-type="float" office:value="174183" calcext:value-type="float">
            <text:p>174</text:p>
          </table:table-cell>
          <table:table-cell office:value-type="float" office:value="11979" calcext:value-type="float">
            <text:p>12</text:p>
          </table:table-cell>
          <table:table-cell office:value-type="float" office:value="37737" calcext:value-type="float">
            <text:p>38</text:p>
          </table:table-cell>
          <table:table-cell office:value-type="float" office:value="124467" calcext:value-type="float">
            <text:p>124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00000" calcext:value-type="float">
            <text:p>900 k</text:p>
          </table:table-cell>
          <table:table-cell office:value-type="float" office:value="9000000" calcext:value-type="float">
            <text:p>9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23:.J23])" office:value-type="float" office:value="215357" calcext:value-type="float">
            <text:p>215</text:p>
          </table:table-cell>
          <table:table-cell office:value-type="float" office:value="13606" calcext:value-type="float">
            <text:p>14</text:p>
          </table:table-cell>
          <table:table-cell office:value-type="float" office:value="47239" calcext:value-type="float">
            <text:p>47</text:p>
          </table:table-cell>
          <table:table-cell office:value-type="float" office:value="154512" calcext:value-type="float">
            <text:p>155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00000" calcext:value-type="float">
            <text:p>1000 k</text:p>
          </table:table-cell>
          <table:table-cell office:value-type="float" office:value="10000000" calcext:value-type="float">
            <text:p>10 m</text:p>
          </table:table-cell>
          <table:table-cell office:value-type="string" calcext:value-type="string">
            <text:p>LP</text:p>
          </table:table-cell>
          <table:table-cell office:value-type="float" office:value="0.6" calcext:value-type="float">
            <text:p>0.6</text:p>
          </table:table-cell>
          <table:table-cell office:value-type="float" office:value="0.999" calcext:value-type="float">
            <text:p>0.999</text:p>
          </table:table-cell>
          <table:table-cell table:formula="of:=SUM([.G24:.J24])" office:value-type="float" office:value="257001" calcext:value-type="float">
            <text:p>257</text:p>
          </table:table-cell>
          <table:table-cell office:value-type="float" office:value="15229" calcext:value-type="float">
            <text:p>15</text:p>
          </table:table-cell>
          <table:table-cell office:value-type="float" office:value="52246" calcext:value-type="float">
            <text:p>52</text:p>
          </table:table-cell>
          <table:table-cell office:value-type="float" office:value="189526" calcext:value-type="float">
            <text:p>190</text:p>
          </table:table-cell>
          <table:table-cell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000" calcext:value-type="float">
            <text:p>400 k</text:p>
          </table:table-cell>
          <table:table-cell office:value-type="float" office:value="4000000" calcext:value-type="float">
            <text:p>4 m</text:p>
          </table:table-cell>
          <table:table-cell office:value-type="string" calcext:value-type="string">
            <text:p>ORCA</text:p>
          </table:table-cell>
          <table:table-cell table:number-columns-repeated="1021"/>
        </table:table-row>
        <table:table-row table:style-name="ro1">
          <table:table-cell office:value-type="float" office:value="500000" calcext:value-type="float">
            <text:p>500 k</text:p>
          </table:table-cell>
          <table:table-cell office:value-type="float" office:value="5000000" calcext:value-type="float">
            <text:p>5 m</text:p>
          </table:table-cell>
          <table:table-cell office:value-type="string" calcext:value-type="string">
            <text:p>ORCA</text:p>
          </table:table-cell>
          <table:table-cell table:number-columns-repeated="1021"/>
        </table:table-row>
        <table:table-row table:style-name="ro1">
          <table:table-cell office:value-type="float" office:value="600000" calcext:value-type="float">
            <text:p>600 k</text:p>
          </table:table-cell>
          <table:table-cell office:value-type="float" office:value="6000000" calcext:value-type="float">
            <text:p>6 m</text:p>
          </table:table-cell>
          <table:table-cell office:value-type="string" calcext:value-type="string">
            <text:p>ORCA</text:p>
          </table:table-cell>
          <table:table-cell table:number-columns-repeated="1021"/>
        </table:table-row>
        <table:table-row table:style-name="ro1">
          <table:table-cell office:value-type="float" office:value="700000" calcext:value-type="float">
            <text:p>700 k</text:p>
          </table:table-cell>
          <table:table-cell office:value-type="float" office:value="7000000" calcext:value-type="float">
            <text:p>7 m</text:p>
          </table:table-cell>
          <table:table-cell office:value-type="string" calcext:value-type="string">
            <text:p>ORCA</text:p>
          </table:table-cell>
          <table:table-cell table:number-columns-repeated="1021"/>
        </table:table-row>
        <table:table-row table:style-name="ro1">
          <table:table-cell office:value-type="float" office:value="800000" calcext:value-type="float">
            <text:p>800 k</text:p>
          </table:table-cell>
          <table:table-cell office:value-type="float" office:value="8000000" calcext:value-type="float">
            <text:p>8 m</text:p>
          </table:table-cell>
          <table:table-cell office:value-type="string" calcext:value-type="string">
            <text:p>ORCA</text:p>
          </table:table-cell>
          <table:table-cell table:number-columns-repeated="1021"/>
        </table:table-row>
        <table:table-row table:style-name="ro1">
          <table:table-cell office:value-type="float" office:value="900000" calcext:value-type="float">
            <text:p>900 k</text:p>
          </table:table-cell>
          <table:table-cell office:value-type="float" office:value="9000000" calcext:value-type="float">
            <text:p>9 m</text:p>
          </table:table-cell>
          <table:table-cell office:value-type="string" calcext:value-type="string">
            <text:p>ORCA</text:p>
          </table:table-cell>
          <table:table-cell table:number-columns-repeated="1021"/>
        </table:table-row>
        <table:table-row table:style-name="ro1">
          <table:table-cell office:value-type="float" office:value="1000000" calcext:value-type="float">
            <text:p>1000 k</text:p>
          </table:table-cell>
          <table:table-cell office:value-type="float" office:value="10000000" calcext:value-type="float">
            <text:p>10 m</text:p>
          </table:table-cell>
          <table:table-cell office:value-type="string" calcext:value-type="string">
            <text:p>ORCA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heet4_1" table:style-name="ta1">
        <office:forms form:automatic-focus="false" form:apply-design-mode="false"/>
        <table:shapes>
          <draw:frame draw:z-index="0" draw:style-name="gr1" draw:text-style-name="P1" svg:width="15.997cm" svg:height="9.004cm" svg:x="13.354cm" svg:y="0.93cm">
            <draw:object draw:notify-on-update-of-ranges="'Pivot Table_Sheet4_1'.A4:'Pivot Table_Sheet4_1'.A4 'Pivot Table_Sheet4_1'.A5:'Pivot Table_Sheet4_1'.A14 'Pivot Table_Sheet4_1'.B4:'Pivot Table_Sheet4_1'.B4 'Pivot Table_Sheet4_1'.B5:'Pivot Table_Sheet4_1'.B14 'Pivot Table_Sheet4_1'.C4:'Pivot Table_Sheet4_1'.C4 'Pivot Table_Sheet4_1'.C5:'Pivot Table_Sheet4_1'.C14 'Pivot Table_Sheet4_1'.D4:'Pivot Table_Sheet4_1'.D4 'Pivot Table_Sheet4_1'.D5:'Pivot Table_Sheet4_1'.D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9"/>
        <table:table-column table:style-name="co1" table:default-cell-style-name="ce32"/>
        <table:table-column table:style-name="co1" table:default-cell-style-name="ce37"/>
        <table:table-column table:style-name="co1" table:default-cell-style-name="ce42"/>
        <table:table-column table:style-name="co1" table:default-cell-style-name="ce47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8" office:value-type="string" calcext:value-type="string">
            <text:p>Sum - Detection time</text:p>
          </table:table-cell>
          <table:table-cell table:style-name="ce20" office:value-type="string" calcext:value-type="string">
            <text:p>Algorithm</text:p>
          </table:table-cell>
          <table:table-cell table:style-name="ce35"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6" office:value-type="string" calcext:value-type="string">
            <text:p>Louvain</text:p>
          </table:table-cell>
          <table:table-cell table:style-name="ce10" office:value-type="string" calcext:value-type="string">
            <text:p>LP</text:p>
          </table:table-cell>
          <table:table-cell table:style-name="ce10" office:value-type="string" calcext:value-type="string">
            <text:p>ORCA</text:p>
          </table:table-cell>
          <table:table-cell table:style-name="ce45" office:value-type="string" calcext:value-type="string">
            <text:p>Total Result</text:p>
          </table:table-cell>
        </table:table-row>
        <table:table-row table:style-name="ro1">
          <table:table-cell table:style-name="ce28" office:value-type="string" calcext:value-type="string">
            <text:p>100 k</text:p>
          </table:table-cell>
          <table:table-cell table:style-name="ce31" office:value-type="float" office:value="15422" calcext:value-type="float">
            <text:p>15</text:p>
          </table:table-cell>
          <table:table-cell table:style-name="ce36" office:value-type="float" office:value="8421" calcext:value-type="float">
            <text:p>8</text:p>
          </table:table-cell>
          <table:table-cell table:style-name="ce40" office:value-type="float" office:value="82555" calcext:value-type="float">
            <text:p>83</text:p>
          </table:table-cell>
          <table:table-cell table:style-name="ce46" office:value-type="float" office:value="106398" calcext:value-type="float">
            <text:p>106</text:p>
          </table:table-cell>
        </table:table-row>
        <table:table-row table:style-name="ro1">
          <table:table-cell office:value-type="string" calcext:value-type="string">
            <text:p>200 k</text:p>
          </table:table-cell>
          <table:table-cell office:value-type="float" office:value="35243" calcext:value-type="float">
            <text:p>35</text:p>
          </table:table-cell>
          <table:table-cell office:value-type="float" office:value="13031" calcext:value-type="float">
            <text:p>13</text:p>
          </table:table-cell>
          <table:table-cell table:style-name="ce41" office:value-type="float" office:value="213437" calcext:value-type="float">
            <text:p>213</text:p>
          </table:table-cell>
          <table:table-cell office:value-type="float" office:value="261711" calcext:value-type="float">
            <text:p>262</text:p>
          </table:table-cell>
        </table:table-row>
        <table:table-row table:style-name="ro1">
          <table:table-cell office:value-type="string" calcext:value-type="string">
            <text:p>300 k</text:p>
          </table:table-cell>
          <table:table-cell office:value-type="float" office:value="57050" calcext:value-type="float">
            <text:p>57</text:p>
          </table:table-cell>
          <table:table-cell office:value-type="float" office:value="17023" calcext:value-type="float">
            <text:p>17</text:p>
          </table:table-cell>
          <table:table-cell table:style-name="ce41" office:value-type="float" office:value="408205" calcext:value-type="float">
            <text:p>408</text:p>
          </table:table-cell>
          <table:table-cell office:value-type="float" office:value="482278" calcext:value-type="float">
            <text:p>482</text:p>
          </table:table-cell>
        </table:table-row>
        <table:table-row table:style-name="ro1">
          <table:table-cell office:value-type="string" calcext:value-type="string">
            <text:p>400 k</text:p>
          </table:table-cell>
          <table:table-cell office:value-type="float" office:value="88397" calcext:value-type="float">
            <text:p>88</text:p>
          </table:table-cell>
          <table:table-cell office:value-type="float" office:value="20299" calcext:value-type="float">
            <text:p>20</text:p>
          </table:table-cell>
          <table:table-cell/>
          <table:table-cell office:value-type="float" office:value="108696" calcext:value-type="float">
            <text:p>109</text:p>
          </table:table-cell>
        </table:table-row>
        <table:table-row table:style-name="ro1">
          <table:table-cell office:value-type="string" calcext:value-type="string">
            <text:p>500 k</text:p>
          </table:table-cell>
          <table:table-cell office:value-type="float" office:value="100596" calcext:value-type="float">
            <text:p>101</text:p>
          </table:table-cell>
          <table:table-cell office:value-type="float" office:value="25790" calcext:value-type="float">
            <text:p>26</text:p>
          </table:table-cell>
          <table:table-cell/>
          <table:table-cell office:value-type="float" office:value="126386" calcext:value-type="float">
            <text:p>126</text:p>
          </table:table-cell>
        </table:table-row>
        <table:table-row table:style-name="ro1">
          <table:table-cell office:value-type="string" calcext:value-type="string">
            <text:p>600 k</text:p>
          </table:table-cell>
          <table:table-cell office:value-type="float" office:value="121516" calcext:value-type="float">
            <text:p>122</text:p>
          </table:table-cell>
          <table:table-cell office:value-type="float" office:value="29438" calcext:value-type="float">
            <text:p>29</text:p>
          </table:table-cell>
          <table:table-cell/>
          <table:table-cell office:value-type="float" office:value="150954" calcext:value-type="float">
            <text:p>151</text:p>
          </table:table-cell>
        </table:table-row>
        <table:table-row table:style-name="ro1">
          <table:table-cell office:value-type="string" calcext:value-type="string">
            <text:p>700 k</text:p>
          </table:table-cell>
          <table:table-cell office:value-type="float" office:value="161865" calcext:value-type="float">
            <text:p>162</text:p>
          </table:table-cell>
          <table:table-cell office:value-type="float" office:value="39160" calcext:value-type="float">
            <text:p>39</text:p>
          </table:table-cell>
          <table:table-cell/>
          <table:table-cell office:value-type="float" office:value="201025" calcext:value-type="float">
            <text:p>201</text:p>
          </table:table-cell>
        </table:table-row>
        <table:table-row table:style-name="ro1">
          <table:table-cell office:value-type="string" calcext:value-type="string">
            <text:p>800 k</text:p>
          </table:table-cell>
          <table:table-cell office:value-type="float" office:value="189002" calcext:value-type="float">
            <text:p>189</text:p>
          </table:table-cell>
          <table:table-cell office:value-type="float" office:value="37737" calcext:value-type="float">
            <text:p>38</text:p>
          </table:table-cell>
          <table:table-cell/>
          <table:table-cell office:value-type="float" office:value="226739" calcext:value-type="float">
            <text:p>227</text:p>
          </table:table-cell>
        </table:table-row>
        <table:table-row table:style-name="ro1">
          <table:table-cell office:value-type="string" calcext:value-type="string">
            <text:p>900 k</text:p>
          </table:table-cell>
          <table:table-cell office:value-type="float" office:value="242088" calcext:value-type="float">
            <text:p>242</text:p>
          </table:table-cell>
          <table:table-cell office:value-type="float" office:value="47239" calcext:value-type="float">
            <text:p>47</text:p>
          </table:table-cell>
          <table:table-cell/>
          <table:table-cell office:value-type="float" office:value="289327" calcext:value-type="float">
            <text:p>289</text:p>
          </table:table-cell>
        </table:table-row>
        <table:table-row table:style-name="ro1">
          <table:table-cell office:value-type="string" calcext:value-type="string">
            <text:p>1000 k</text:p>
          </table:table-cell>
          <table:table-cell table:style-name="ce33" office:value-type="float" office:value="270318" calcext:value-type="float">
            <text:p>270</text:p>
          </table:table-cell>
          <table:table-cell table:style-name="ce38" office:value-type="float" office:value="52246" calcext:value-type="float">
            <text:p>52</text:p>
          </table:table-cell>
          <table:table-cell table:style-name="ce43"/>
          <table:table-cell table:style-name="ce48" office:value-type="float" office:value="322564" calcext:value-type="float">
            <text:p>323</text:p>
          </table:table-cell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4" office:value-type="float" office:value="1281497" calcext:value-type="float">
            <text:p>1281</text:p>
          </table:table-cell>
          <table:table-cell table:style-name="ce39" office:value-type="float" office:value="290384" calcext:value-type="float">
            <text:p>290</text:p>
          </table:table-cell>
          <table:table-cell table:style-name="ce44" office:value-type="float" office:value="704197" calcext:value-type="float">
            <text:p>704</text:p>
          </table:table-cell>
          <table:table-cell table:style-name="ce49" office:value-type="float" office:value="2276078" calcext:value-type="float">
            <text:p>2276</text:p>
          </table:table-cell>
        </table:table-row>
      </table:table>
      <table:table table:name="Pivot Table_Sheet4_1_2" table:style-name="ta1">
        <office:forms form:automatic-focus="false" form:apply-design-mode="false"/>
        <table:shapes>
          <draw:frame draw:z-index="0" draw:style-name="gr1" draw:text-style-name="P1" svg:width="15.997cm" svg:height="9.004cm" svg:x="13.354cm" svg:y="0.93cm">
            <draw:object draw:notify-on-update-of-ranges="'Pivot Table_Sheet4_1_2'.A5:'Pivot Table_Sheet4_1_2'.A14 'Pivot Table_Sheet4_1_2'.B4:'Pivot Table_Sheet4_1_2'.B4 'Pivot Table_Sheet4_1_2'.B5:'Pivot Table_Sheet4_1_2'.B14 'Pivot Table_Sheet4_1_2'.C4:'Pivot Table_Sheet4_1_2'.C4 'Pivot Table_Sheet4_1_2'.C5:'Pivot Table_Sheet4_1_2'.C14 'Pivot Table_Sheet4_1_2'.D4:'Pivot Table_Sheet4_1_2'.D4 'Pivot Table_Sheet4_1_2'.D5:'Pivot Table_Sheet4_1_2'.D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9"/>
        <table:table-column table:style-name="co1" table:default-cell-style-name="ce32"/>
        <table:table-column table:style-name="co1" table:default-cell-style-name="ce37"/>
        <table:table-column table:style-name="co1" table:default-cell-style-name="ce42"/>
        <table:table-column table:style-name="co1" table:default-cell-style-name="ce47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8" office:value-type="string" calcext:value-type="string">
            <text:p>Sum - Total time</text:p>
          </table:table-cell>
          <table:table-cell table:style-name="ce20" office:value-type="string" calcext:value-type="string">
            <text:p>Algorithm</text:p>
          </table:table-cell>
          <table:table-cell table:style-name="ce35"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6" office:value-type="string" calcext:value-type="string">
            <text:p>Louvain</text:p>
          </table:table-cell>
          <table:table-cell table:style-name="ce10" office:value-type="string" calcext:value-type="string">
            <text:p>LP</text:p>
          </table:table-cell>
          <table:table-cell table:style-name="ce10" office:value-type="string" calcext:value-type="string">
            <text:p>ORCA</text:p>
          </table:table-cell>
          <table:table-cell table:style-name="ce45" office:value-type="string" calcext:value-type="string">
            <text:p>Total Result</text:p>
          </table:table-cell>
        </table:table-row>
        <table:table-row table:style-name="ro1">
          <table:table-cell table:style-name="ce28" office:value-type="string" calcext:value-type="string">
            <text:p>100 k</text:p>
          </table:table-cell>
          <table:table-cell table:style-name="ce31" office:value-type="float" office:value="31352" calcext:value-type="float">
            <text:p>31</text:p>
          </table:table-cell>
          <table:table-cell table:style-name="ce36" office:value-type="float" office:value="21990" calcext:value-type="float">
            <text:p>22</text:p>
          </table:table-cell>
          <table:table-cell table:style-name="ce40" office:value-type="float" office:value="115887" calcext:value-type="float">
            <text:p>116</text:p>
          </table:table-cell>
          <table:table-cell table:style-name="ce46" office:value-type="float" office:value="169229" calcext:value-type="float">
            <text:p>169</text:p>
          </table:table-cell>
        </table:table-row>
        <table:table-row table:style-name="ro1">
          <table:table-cell office:value-type="string" calcext:value-type="string">
            <text:p>200 k</text:p>
          </table:table-cell>
          <table:table-cell office:value-type="float" office:value="71817" calcext:value-type="float">
            <text:p>72</text:p>
          </table:table-cell>
          <table:table-cell office:value-type="float" office:value="43389" calcext:value-type="float">
            <text:p>43</text:p>
          </table:table-cell>
          <table:table-cell table:style-name="ce41" office:value-type="float" office:value="299452" calcext:value-type="float">
            <text:p>299</text:p>
          </table:table-cell>
          <table:table-cell office:value-type="float" office:value="414658" calcext:value-type="float">
            <text:p>415</text:p>
          </table:table-cell>
        </table:table-row>
        <table:table-row table:style-name="ro1">
          <table:table-cell office:value-type="string" calcext:value-type="string">
            <text:p>300 k</text:p>
          </table:table-cell>
          <table:table-cell office:value-type="float" office:value="113435" calcext:value-type="float">
            <text:p>113</text:p>
          </table:table-cell>
          <table:table-cell office:value-type="float" office:value="73745" calcext:value-type="float">
            <text:p>74</text:p>
          </table:table-cell>
          <table:table-cell table:style-name="ce41" office:value-type="float" office:value="544207" calcext:value-type="float">
            <text:p>544</text:p>
          </table:table-cell>
          <table:table-cell office:value-type="float" office:value="731387" calcext:value-type="float">
            <text:p>731</text:p>
          </table:table-cell>
        </table:table-row>
        <table:table-row table:style-name="ro1">
          <table:table-cell office:value-type="string" calcext:value-type="string">
            <text:p>400 k</text:p>
          </table:table-cell>
          <table:table-cell office:value-type="float" office:value="168584" calcext:value-type="float">
            <text:p>169</text:p>
          </table:table-cell>
          <table:table-cell office:value-type="float" office:value="86306" calcext:value-type="float">
            <text:p>86</text:p>
          </table:table-cell>
          <table:table-cell/>
          <table:table-cell office:value-type="float" office:value="254890" calcext:value-type="float">
            <text:p>255</text:p>
          </table:table-cell>
        </table:table-row>
        <table:table-row table:style-name="ro1">
          <table:table-cell office:value-type="string" calcext:value-type="string">
            <text:p>500 k</text:p>
          </table:table-cell>
          <table:table-cell office:value-type="float" office:value="203043" calcext:value-type="float">
            <text:p>203</text:p>
          </table:table-cell>
          <table:table-cell office:value-type="float" office:value="111883" calcext:value-type="float">
            <text:p>112</text:p>
          </table:table-cell>
          <table:table-cell/>
          <table:table-cell office:value-type="float" office:value="314926" calcext:value-type="float">
            <text:p>315</text:p>
          </table:table-cell>
        </table:table-row>
        <table:table-row table:style-name="ro1">
          <table:table-cell office:value-type="string" calcext:value-type="string">
            <text:p>600 k</text:p>
          </table:table-cell>
          <table:table-cell office:value-type="float" office:value="247418" calcext:value-type="float">
            <text:p>247</text:p>
          </table:table-cell>
          <table:table-cell office:value-type="float" office:value="137151" calcext:value-type="float">
            <text:p>137</text:p>
          </table:table-cell>
          <table:table-cell/>
          <table:table-cell office:value-type="float" office:value="384569" calcext:value-type="float">
            <text:p>385</text:p>
          </table:table-cell>
        </table:table-row>
        <table:table-row table:style-name="ro1">
          <table:table-cell office:value-type="string" calcext:value-type="string">
            <text:p>700 k</text:p>
          </table:table-cell>
          <table:table-cell office:value-type="float" office:value="304600" calcext:value-type="float">
            <text:p>305</text:p>
          </table:table-cell>
          <table:table-cell office:value-type="float" office:value="168512" calcext:value-type="float">
            <text:p>169</text:p>
          </table:table-cell>
          <table:table-cell/>
          <table:table-cell office:value-type="float" office:value="473112" calcext:value-type="float">
            <text:p>473</text:p>
          </table:table-cell>
        </table:table-row>
        <table:table-row table:style-name="ro1">
          <table:table-cell office:value-type="string" calcext:value-type="string">
            <text:p>800 k</text:p>
          </table:table-cell>
          <table:table-cell office:value-type="float" office:value="359197" calcext:value-type="float">
            <text:p>359</text:p>
          </table:table-cell>
          <table:table-cell office:value-type="float" office:value="174183" calcext:value-type="float">
            <text:p>174</text:p>
          </table:table-cell>
          <table:table-cell/>
          <table:table-cell office:value-type="float" office:value="533380" calcext:value-type="float">
            <text:p>533</text:p>
          </table:table-cell>
        </table:table-row>
        <table:table-row table:style-name="ro1">
          <table:table-cell office:value-type="string" calcext:value-type="string">
            <text:p>900 k</text:p>
          </table:table-cell>
          <table:table-cell office:value-type="float" office:value="454683" calcext:value-type="float">
            <text:p>455</text:p>
          </table:table-cell>
          <table:table-cell office:value-type="float" office:value="215357" calcext:value-type="float">
            <text:p>215</text:p>
          </table:table-cell>
          <table:table-cell/>
          <table:table-cell office:value-type="float" office:value="670040" calcext:value-type="float">
            <text:p>670</text:p>
          </table:table-cell>
        </table:table-row>
        <table:table-row table:style-name="ro1">
          <table:table-cell office:value-type="string" calcext:value-type="string">
            <text:p>1000 k</text:p>
          </table:table-cell>
          <table:table-cell table:style-name="ce33" office:value-type="float" office:value="532026" calcext:value-type="float">
            <text:p>532</text:p>
          </table:table-cell>
          <table:table-cell table:style-name="ce38" office:value-type="float" office:value="257001" calcext:value-type="float">
            <text:p>257</text:p>
          </table:table-cell>
          <table:table-cell table:style-name="ce43"/>
          <table:table-cell table:style-name="ce48" office:value-type="float" office:value="789027" calcext:value-type="float">
            <text:p>789</text:p>
          </table:table-cell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4" office:value-type="float" office:value="2486155" calcext:value-type="float">
            <text:p>2486</text:p>
          </table:table-cell>
          <table:table-cell table:style-name="ce39" office:value-type="float" office:value="1289517" calcext:value-type="float">
            <text:p>1290</text:p>
          </table:table-cell>
          <table:table-cell table:style-name="ce44" office:value-type="float" office:value="959546" calcext:value-type="float">
            <text:p>960</text:p>
          </table:table-cell>
          <table:table-cell table:style-name="ce49" office:value-type="float" office:value="4735218" calcext:value-type="float">
            <text:p>4735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C12" table:buttons="'Pivot Table_Sheet1_1'.A1 'Pivot Table_Sheet1_1'.A2 'Pivot Table_Sheet1_1'.A3 'Pivot Table_Sheet1_1'.A6 'Pivot Table_Sheet1_1'.B5" table:grand-total="none" table:ignore-empty-rows="true">
          <table:source-cell-range table:cell-range-address="Sheet1.A1:Sheet1.J999"/>
          <table:data-pilot-field table:source-field-name="Graph" table:orientation="page" table:used-hierarchy="0" table:function="auto">
            <table:data-pilot-level table:show-empty="false">
              <table:data-pilot-members>
                <table:data-pilot-member table:name="Amazon" table:display="true" table:show-details="true"/>
                <table:data-pilot-member table:name="DBLP" table:display="true" table:show-details="true"/>
                <table:data-pilot-member table:name="Football" table:display="true" table:show-details="true"/>
                <table:data-pilot-member table:name="Karate" table:display="true" table:show-details="true"/>
                <table:data-pilot-member table:name="Polbook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gorithm" table:orientation="page" table:used-hierarchy="0" table:function="auto">
            <table:data-pilot-level table:show-empty="false">
              <table:data-pilot-members>
                <table:data-pilot-member table:name="Louvain" table:display="false" table:show-details="true"/>
                <table:data-pilot-member table:name="LP" table:display="false" table:show-details="true"/>
                <table:data-pilot-member table:name="ORC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Level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false" table:show-details="true"/>
                <table:data-pilot-member table:name="8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MI" table:orientation="data" table:used-hierarchy="0" table:function="average">
            <table:data-pilot-level table:show-empty="false">
              <table:data-pilot-members>
                <table:data-pilot-member table:name="0.008" table:display="true" table:show-details="true"/>
                <table:data-pilot-member table:name="0.032" table:display="true" table:show-details="true"/>
                <table:data-pilot-member table:name="0.046" table:display="true" table:show-details="true"/>
                <table:data-pilot-member table:name="0.212" table:display="true" table:show-details="true"/>
                <table:data-pilot-member table:name="0.231" table:display="true" table:show-details="true"/>
                <table:data-pilot-member table:name="0.347" table:display="true" table:show-details="true"/>
                <table:data-pilot-member table:name="0.391" table:display="true" table:show-details="true"/>
                <table:data-pilot-member table:name="0.403" table:display="true" table:show-details="true"/>
                <table:data-pilot-member table:name="0.414" table:display="true" table:show-details="true"/>
                <table:data-pilot-member table:name="0.418" table:display="true" table:show-details="true"/>
                <table:data-pilot-member table:name="0.434" table:display="true" table:show-details="true"/>
                <table:data-pilot-member table:name="0.436" table:display="true" table:show-details="true"/>
                <table:data-pilot-member table:name="0.467" table:display="true" table:show-details="true"/>
                <table:data-pilot-member table:name="0.497" table:display="true" table:show-details="true"/>
                <table:data-pilot-member table:name="0.503" table:display="true" table:show-details="true"/>
                <table:data-pilot-member table:name="0.512" table:display="true" table:show-details="true"/>
                <table:data-pilot-member table:name="0.521" table:display="true" table:show-details="true"/>
                <table:data-pilot-member table:name="0.548" table:display="true" table:show-details="true"/>
                <table:data-pilot-member table:name="0.553" table:display="true" table:show-details="true"/>
                <table:data-pilot-member table:name="0.572" table:display="true" table:show-details="true"/>
                <table:data-pilot-member table:name="0.583" table:display="true" table:show-details="true"/>
                <table:data-pilot-member table:name="0.584" table:display="true" table:show-details="true"/>
                <table:data-pilot-member table:name="0.593" table:display="true" table:show-details="true"/>
                <table:data-pilot-member table:name="0.603" table:display="true" table:show-details="true"/>
                <table:data-pilot-member table:name="0.611" table:display="true" table:show-details="true"/>
                <table:data-pilot-member table:name="0.632" table:display="true" table:show-details="true"/>
                <table:data-pilot-member table:name="0.643" table:display="true" table:show-details="true"/>
                <table:data-pilot-member table:name="0.667" table:display="true" table:show-details="true"/>
                <table:data-pilot-member table:name="0.705" table:display="true" table:show-details="true"/>
                <table:data-pilot-member table:name="0.709" table:display="true" table:show-details="true"/>
                <table:data-pilot-member table:name="0.715" table:display="true" table:show-details="true"/>
                <table:data-pilot-member table:name="0.752" table:display="true" table:show-details="true"/>
                <table:data-pilot-member table:name="0.777" table:display="true" table:show-details="true"/>
                <table:data-pilot-member table:name="0.786" table:display="true" table:show-details="true"/>
                <table:data-pilot-member table:name="0.802" table:display="true" table:show-details="true"/>
                <table:data-pilot-member table:name="0.816" table:display="true" table:show-details="true"/>
                <table:data-pilot-member table:name="0.835" table:display="true" table:show-details="true"/>
                <table:data-pilot-member table:name="0.845" table:display="true" table:show-details="true"/>
                <table:data-pilot-member table:name="0.855" table:display="true" table:show-details="true"/>
                <table:data-pilot-member table:name="0.873" table:display="true" table:show-details="true"/>
                <table:data-pilot-member table:name="0.889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ularity" table:orientation="data" table:used-hierarchy="0" table:function="average">
            <table:data-pilot-level table:show-empty="false">
              <table:data-pilot-members>
                <table:data-pilot-member table:name="0.02" table:display="true" table:show-details="true"/>
                <table:data-pilot-member table:name="0.08" table:display="true" table:show-details="true"/>
                <table:data-pilot-member table:name="0.12" table:display="true" table:show-details="true"/>
                <table:data-pilot-member table:name="0.28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8" table:display="true" table:show-details="true"/>
                <table:data-pilot-member table:name="0.42" table:display="true" table:show-details="true"/>
                <table:data-pilot-member table:name="0.44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1" table:display="true" table:show-details="true"/>
                <table:data-pilot-member table:name="0.55" table:display="true" table:show-details="true"/>
                <table:data-pilot-member table:name="0.58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3" table:display="true" table:show-details="true"/>
                <table:data-pilot-member table:name="0.67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2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7" table:display="true" table:show-details="true"/>
                <table:data-pilot-member table:name="0.78" table:display="true" table:show-details="true"/>
                <table:data-pilot-member table:name="0.79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4" table:display="true" table:show-details="true"/>
                <table:data-pilot-member table:name="0.86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4_1'.A1:'Pivot Table_Sheet4_1'.E15" table:buttons="'Pivot Table_Sheet4_1'.A1 'Pivot Table_Sheet4_1'.A4 'Pivot Table_Sheet4_1'.B3">
          <table:source-cell-range table:cell-range-address="Sheet4.A1:Sheet4.J24"/>
          <table:data-pilot-field table:source-field-name="Algorithm" table:orientation="column" table:used-hierarchy="0" table:function="auto">
            <table:data-pilot-level table:show-empty="false">
              <table:data-pilot-members>
                <table:data-pilot-member table:name="Louvain" table:display="true" table:show-details="true"/>
                <table:data-pilot-member table:name="LP" table:display="true" table:show-details="true"/>
                <table:data-pilot-member table:name="ORC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de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etection tim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4_1_2'.A1:'Pivot Table_Sheet4_1_2'.E15" table:buttons="'Pivot Table_Sheet4_1_2'.A1 'Pivot Table_Sheet4_1_2'.A4 'Pivot Table_Sheet4_1_2'.B3">
          <table:source-cell-range table:cell-range-address="Sheet4.A1:Sheet4.J24"/>
          <table:data-pilot-field table:source-field-name="Algorithm" table:orientation="column" table:used-hierarchy="0" table:function="auto">
            <table:data-pilot-level table:show-empty="false">
              <table:data-pilot-members>
                <table:data-pilot-member table:name="Louvain" table:display="true" table:show-details="true"/>
                <table:data-pilot-member table:name="LP" table:display="true" table:show-details="true"/>
                <table:data-pilot-member table:name="ORC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de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tim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 number:display-factor="1000"/>
      <number:text> k</number:text>
    </number:number-style>
    <number:number-style style:name="N112">
      <number:number number:decimal-places="0" number:min-integer-digits="0" number:display-factor="1000000"/>
      <number:text> m</number:text>
    </number:number-style>
    <number:number-style style:name="N113">
      <number:number number:decimal-places="0" number:min-integer-digits="0" number:display-factor="100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0:57:55.574259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3:35:21.469291652</meta:creation-date>
    <dc:date>2014-08-26T19:08:11.538849675</dc:date>
    <meta:editing-duration>PT21H6M33S</meta:editing-duration>
    <meta:editing-cycles>75</meta:editing-cycles>
    <meta:generator>LibreOffice/4.2.4.2$Linux_X86_64 LibreOffice_project/420m0$Build-2</meta:generator>
    <meta:document-statistic meta:table-count="6" meta:cell-count="8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703cm" style:legend-expansion="high" chart:style-name="ch2"/>
        <chart:plot-area chart:style-name="ch3" table:cell-range-address="Sheet3.A1:Sheet3.D6" chart:data-source-has-labels="both" svg:x="1.331cm" svg:y="0.855cm" svg:width="12.083cm" svg:height="6.984cm">
          <chartooo:coordinate-region svg:x="2.058cm" svg:y="1.054cm" svg:width="11.356cm" svg:height="6.138cm"/>
          <chart:axis chart:dimension="x" chart:name="primary-x" chart:style-name="ch4" chartooo:axis-type="auto">
            <chartooo:date-scale/>
            <chart:title svg:x="6.719cm" svg:y="8.019cm" chart:style-name="ch5">
              <text:p>Network</text:p>
            </chart:title>
            <chart:categories table:cell-range-address="Sheet3.A2:Sheet3.A6"/>
          </chart:axis>
          <chart:axis chart:dimension="y" chart:name="primary-y" chart:style-name="ch6">
            <chart:title svg:x="0.451cm" svg:y="4.695cm" chart:style-name="ch7">
              <text:p>NMI</text:p>
            </chart:title>
            <chart:grid chart:style-name="ch8" chart:class="major"/>
          </chart:axis>
          <chart:series chart:style-name="ch9" chart:values-cell-range-address="Sheet3.B2:Sheet3.B6" chart:label-cell-address="Sheet3.B1:Sheet3.B1" chart:class="chart:bar">
            <chart:data-point chart:repeated="5"/>
          </chart:series>
          <chart:series chart:style-name="ch10" chart:values-cell-range-address="Sheet3.C2:Sheet3.C6" chart:label-cell-address="Sheet3.C1:Sheet3.C1" chart:class="chart:bar">
            <chart:data-point chart:repeated="5"/>
          </chart:series>
          <chart:series chart:style-name="ch11" chart:values-cell-range-address="Sheet3.D2:Sheet3.D6" chart:label-cell-address="Sheet3.D1:Sheet3.D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uvain</text:p>
                <draw:g>
                  <svg:desc>Sheet3.B1:Sheet3.B1</svg:desc>
                </draw:g>
              </table:table-cell>
              <table:table-cell office:value-type="string">
                <text:p>LP</text:p>
                <draw:g>
                  <svg:desc>Sheet3.C1:Sheet3.C1</svg:desc>
                </draw:g>
              </table:table-cell>
              <table:table-cell office:value-type="string">
                <text:p>ORCA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azon</text:p>
                <draw:g>
                  <svg:desc>Sheet3.A2:Sheet3.A6</svg:desc>
                </draw:g>
              </table:table-cell>
              <table:table-cell office:value-type="float" office:value="0.835">
                <text:p>0.835</text:p>
                <draw:g>
                  <svg:desc>Sheet3.B2:Sheet3.B6</svg:desc>
                </draw:g>
              </table:table-cell>
              <table:table-cell office:value-type="float" office:value="0.802">
                <text:p>0.802</text:p>
                <draw:g>
                  <svg:desc>Sheet3.C2:Sheet3.C6</svg:desc>
                </draw:g>
              </table:table-cell>
              <table:table-cell office:value-type="float" office:value="0.835">
                <text:p>0.835</text:p>
                <draw:g>
                  <svg:desc>Sheet3.D2:Sheet3.D6</svg:desc>
                </draw:g>
              </table:table-cell>
            </table:table-row>
            <table:table-row>
              <table:table-cell office:value-type="string">
                <text:p>DBLP</text:p>
              </table:table-cell>
              <table:table-cell office:value-type="float" office:value="0.705">
                <text:p>0.705</text:p>
              </table:table-cell>
              <table:table-cell office:value-type="float" office:value="0.572">
                <text:p>0.572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Football</text:p>
              </table:table-cell>
              <table:table-cell office:value-type="float" office:value="0.889">
                <text:p>0.889</text:p>
              </table:table-cell>
              <table:table-cell office:value-type="float" office:value="0.845">
                <text:p>0.845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Karate</text:p>
              </table:table-cell>
              <table:table-cell office:value-type="float" office:value="0.583">
                <text:p>0.583</text:p>
              </table:table-cell>
              <table:table-cell office:value-type="float" office:value="0.521">
                <text:p>0.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lbooks</text:p>
              </table:table-cell>
              <table:table-cell office:value-type="float" office:value="0.512">
                <text:p>0.512</text:p>
              </table:table-cell>
              <table:table-cell office:value-type="float" office:value="0.553">
                <text:p>0.553</text:p>
              </table:table-cell>
              <table:table-cell office:value-type="float" office:value="0.512">
                <text:p>0.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line" chart:style-name="ch1">
        <chart:legend chart:legend-position="end" svg:x="11.517cm" svg:y="3.955cm" style:legend-expansion="high" chart:style-name="ch2"/>
        <chart:plot-area chart:style-name="ch3" table:cell-range-address="'Pivot Table_Sheet1_1'.B6:'Pivot Table_Sheet1_1'.C12" chart:data-source-has-labels="row" svg:x="1.331cm" svg:y="0.855cm" svg:width="9.546cm" svg:height="6.99cm">
          <chartooo:coordinate-region svg:x="2.058cm" svg:y="1.055cm" svg:width="8.725cm" svg:height="6.143cm"/>
          <chart:axis chart:dimension="x" chart:name="primary-x" chart:style-name="ch4">
            <chart:title svg:x="4.909cm" svg:y="8.025cm" chart:style-name="ch5">
              <text:p>Hierarchy Level</text:p>
            </chart:title>
          </chart:axis>
          <chart:axis chart:dimension="y" chart:name="primary-y" chart:style-name="ch4">
            <chart:title svg:x="0.451cm" svg:y="5.373cm" chart:style-name="ch6">
              <text:p>Quality Score</text:p>
            </chart:title>
            <chart:grid chart:style-name="ch7" chart:class="major"/>
          </chart:axis>
          <chart:series chart:style-name="ch8" chart:values-cell-range-address="'Pivot Table_Sheet1_1'.B7:'Pivot Table_Sheet1_1'.B12" chart:label-cell-address="'Pivot Table_Sheet1_1'.B6:'Pivot Table_Sheet1_1'.B6" chart:class="chart:line">
            <chart:data-point chart:repeated="6"/>
          </chart:series>
          <chart:series chart:style-name="ch9" chart:values-cell-range-address="'Pivot Table_Sheet1_1'.C7:'Pivot Table_Sheet1_1'.C12" chart:label-cell-address="'Pivot Table_Sheet1_1'.C6:'Pivot Table_Sheet1_1'.C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NMI</text:p>
                <draw:g>
                  <svg:desc>'Pivot Table_Sheet1_1'.B6:'Pivot Table_Sheet1_1'.B6</svg:desc>
                </draw:g>
              </table:table-cell>
              <table:table-cell office:value-type="string">
                <text:p>Average - Modularity</text:p>
                <draw:g>
                  <svg:desc>'Pivot Table_Sheet1_1'.C6:'Pivot Table_Sheet1_1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2">
                <text:p>0.682</text:p>
                <draw:g>
                  <svg:desc>'Pivot Table_Sheet1_1'.B7:'Pivot Table_Sheet1_1'.B12</svg:desc>
                </draw:g>
              </table:table-cell>
              <table:table-cell office:value-type="float" office:value="0.46">
                <text:p>0.46</text:p>
                <draw:g>
                  <svg:desc>'Pivot Table_Sheet1_1'.C7:'Pivot Table_Sheet1_1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4">
                <text:p>0.670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4">
                <text:p>0.644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15">
                <text:p>0.631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3">
                <text:p>0.533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75">
                <text:p>0.3575</text:p>
              </table:table-cell>
              <table:table-cell office:value-type="float" office:value="0.805">
                <text:p>0.8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0" number:min-integer-digits="0" number:display-factor="1000"/>
      <number:text> k</number:text>
    </number:number-style>
    <number:number-style style:name="N113">
      <number:number number:decimal-places="0" number:min-integer-digits="0" number:display-factor="100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3">
      <style:chart-properties chart:display-label="true" chart:logarithmic="false" chart:maximum="6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463cm" svg:y="3.705cm" style:legend-expansion="high" chart:style-name="ch2"/>
        <chart:plot-area chart:style-name="ch3" table:cell-range-address="'Pivot Table_Sheet4_1'.A4:'Pivot Table_Sheet4_1'.D14" chart:data-source-has-labels="both" svg:x="1.33cm" svg:y="0.855cm" svg:width="11.495cm" svg:height="6.989cm">
          <chartooo:coordinate-region svg:x="2.137cm" svg:y="1.054cm" svg:width="10.171cm" svg:height="6.143cm"/>
          <chart:axis chart:dimension="x" chart:name="primary-x" chart:style-name="ch4" chartooo:axis-type="auto">
            <chartooo:date-scale/>
            <chart:title svg:x="5.776cm" svg:y="8.024cm" chart:style-name="ch5">
              <text:p>Number of nodes</text:p>
            </chart:title>
            <chart:categories table:cell-range-address="'Pivot Table_Sheet4_1'.A5:'Pivot Table_Sheet4_1'.A14"/>
          </chart:axis>
          <chart:axis chart:dimension="y" chart:name="primary-y" chart:style-name="ch6">
            <chart:title svg:x="0.451cm" svg:y="6.192cm" chart:style-name="ch7">
              <text:p>Detection time (seconds)</text:p>
            </chart:title>
            <chart:grid chart:style-name="ch8" chart:class="major"/>
          </chart:axis>
          <chart:series chart:style-name="ch9" chart:values-cell-range-address="'Pivot Table_Sheet4_1'.B5:'Pivot Table_Sheet4_1'.B14" chart:label-cell-address="'Pivot Table_Sheet4_1'.B4:'Pivot Table_Sheet4_1'.B4" chart:class="chart:line">
            <chart:data-point chart:repeated="10"/>
          </chart:series>
          <chart:series chart:style-name="ch10" chart:values-cell-range-address="'Pivot Table_Sheet4_1'.C5:'Pivot Table_Sheet4_1'.C14" chart:label-cell-address="'Pivot Table_Sheet4_1'.C4:'Pivot Table_Sheet4_1'.C4" chart:class="chart:line">
            <chart:data-point chart:repeated="10"/>
          </chart:series>
          <chart:series chart:style-name="ch11" chart:values-cell-range-address="'Pivot Table_Sheet4_1'.D5:'Pivot Table_Sheet4_1'.D14" chart:label-cell-address="'Pivot Table_Sheet4_1'.D4:'Pivot Table_Sheet4_1'.D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uvain</text:p>
                <draw:g>
                  <svg:desc>'Pivot Table_Sheet4_1'.B4:'Pivot Table_Sheet4_1'.B4</svg:desc>
                </draw:g>
              </table:table-cell>
              <table:table-cell office:value-type="string">
                <text:p>LP</text:p>
                <draw:g>
                  <svg:desc>'Pivot Table_Sheet4_1'.C4:'Pivot Table_Sheet4_1'.C4</svg:desc>
                </draw:g>
              </table:table-cell>
              <table:table-cell office:value-type="string">
                <text:p>ORCA</text:p>
                <draw:g>
                  <svg:desc>'Pivot Table_Sheet4_1'.D4:'Pivot Table_Sheet4_1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k</text:p>
                <draw:g>
                  <svg:desc>'Pivot Table_Sheet4_1'.A5:'Pivot Table_Sheet4_1'.A14</svg:desc>
                </draw:g>
              </table:table-cell>
              <table:table-cell office:value-type="float" office:value="15422">
                <text:p>15422</text:p>
                <draw:g>
                  <svg:desc>'Pivot Table_Sheet4_1'.B5:'Pivot Table_Sheet4_1'.B14</svg:desc>
                </draw:g>
              </table:table-cell>
              <table:table-cell office:value-type="float" office:value="8421">
                <text:p>8421</text:p>
                <draw:g>
                  <svg:desc>'Pivot Table_Sheet4_1'.C5:'Pivot Table_Sheet4_1'.C14</svg:desc>
                </draw:g>
              </table:table-cell>
              <table:table-cell office:value-type="float" office:value="82555">
                <text:p>82555</text:p>
                <draw:g>
                  <svg:desc>'Pivot Table_Sheet4_1'.D5:'Pivot Table_Sheet4_1'.D14</svg:desc>
                </draw:g>
              </table:table-cell>
            </table:table-row>
            <table:table-row>
              <table:table-cell office:value-type="string">
                <text:p>200 k</text:p>
              </table:table-cell>
              <table:table-cell office:value-type="float" office:value="35243">
                <text:p>35243</text:p>
              </table:table-cell>
              <table:table-cell office:value-type="float" office:value="13031">
                <text:p>13031</text:p>
              </table:table-cell>
              <table:table-cell office:value-type="float" office:value="213437">
                <text:p>213437</text:p>
              </table:table-cell>
            </table:table-row>
            <table:table-row>
              <table:table-cell office:value-type="string">
                <text:p>300 k</text:p>
              </table:table-cell>
              <table:table-cell office:value-type="float" office:value="57050">
                <text:p>57050</text:p>
              </table:table-cell>
              <table:table-cell office:value-type="float" office:value="17023">
                <text:p>17023</text:p>
              </table:table-cell>
              <table:table-cell office:value-type="float" office:value="408205">
                <text:p>408205</text:p>
              </table:table-cell>
            </table:table-row>
            <table:table-row>
              <table:table-cell office:value-type="string">
                <text:p>400 k</text:p>
              </table:table-cell>
              <table:table-cell office:value-type="float" office:value="88397">
                <text:p>88397</text:p>
              </table:table-cell>
              <table:table-cell office:value-type="float" office:value="20299">
                <text:p>20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 k</text:p>
              </table:table-cell>
              <table:table-cell office:value-type="float" office:value="100596">
                <text:p>100596</text:p>
              </table:table-cell>
              <table:table-cell office:value-type="float" office:value="25790">
                <text:p>25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 k</text:p>
              </table:table-cell>
              <table:table-cell office:value-type="float" office:value="121516">
                <text:p>121516</text:p>
              </table:table-cell>
              <table:table-cell office:value-type="float" office:value="29438">
                <text:p>29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 k</text:p>
              </table:table-cell>
              <table:table-cell office:value-type="float" office:value="161865">
                <text:p>161865</text:p>
              </table:table-cell>
              <table:table-cell office:value-type="float" office:value="39160">
                <text:p>39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 k</text:p>
              </table:table-cell>
              <table:table-cell office:value-type="float" office:value="189002">
                <text:p>189002</text:p>
              </table:table-cell>
              <table:table-cell office:value-type="float" office:value="37737">
                <text:p>37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k</text:p>
              </table:table-cell>
              <table:table-cell office:value-type="float" office:value="242088">
                <text:p>242088</text:p>
              </table:table-cell>
              <table:table-cell office:value-type="float" office:value="47239">
                <text:p>47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 k</text:p>
              </table:table-cell>
              <table:table-cell office:value-type="float" office:value="270318">
                <text:p>270318</text:p>
              </table:table-cell>
              <table:table-cell office:value-type="float" office:value="52246">
                <text:p>522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0" number:min-integer-digits="0" number:display-factor="1000"/>
      <number:text> k</number:text>
    </number:number-style>
    <number:number-style style:name="N113">
      <number:number number:decimal-places="0" number:min-integer-digits="0" number:display-factor="100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463cm" svg:y="3.705cm" style:legend-expansion="high" chart:style-name="ch2"/>
        <chart:plot-area chart:style-name="ch3" table:cell-range-address="'Pivot Table_Sheet4_1_2'.A4:'Pivot Table_Sheet4_1_2'.D14" chart:data-source-has-labels="both" svg:x="1.33cm" svg:y="0.855cm" svg:width="11.495cm" svg:height="6.989cm">
          <chartooo:coordinate-region svg:x="2.137cm" svg:y="1.054cm" svg:width="10.171cm" svg:height="6.143cm"/>
          <chart:axis chart:dimension="x" chart:name="primary-x" chart:style-name="ch4" chartooo:axis-type="auto">
            <chartooo:date-scale/>
            <chart:title svg:x="5.776cm" svg:y="8.024cm" chart:style-name="ch5">
              <text:p>Number of nodes</text:p>
            </chart:title>
            <chart:categories table:cell-range-address="'Pivot Table_Sheet4_1_2'.A5:'Pivot Table_Sheet4_1_2'.A14"/>
          </chart:axis>
          <chart:axis chart:dimension="y" chart:name="primary-y" chart:style-name="ch6">
            <chart:title svg:x="0.451cm" svg:y="5.835cm" chart:style-name="ch7">
              <text:p>Total time (seconds)</text:p>
            </chart:title>
            <chart:grid chart:style-name="ch8" chart:class="major"/>
          </chart:axis>
          <chart:series chart:style-name="ch9" chart:values-cell-range-address="'Pivot Table_Sheet4_1_2'.B5:'Pivot Table_Sheet4_1_2'.B14" chart:label-cell-address="'Pivot Table_Sheet4_1_2'.B4:'Pivot Table_Sheet4_1_2'.B4" chart:class="chart:line">
            <chart:data-point chart:repeated="10"/>
          </chart:series>
          <chart:series chart:style-name="ch10" chart:values-cell-range-address="'Pivot Table_Sheet4_1_2'.C5:'Pivot Table_Sheet4_1_2'.C14" chart:label-cell-address="'Pivot Table_Sheet4_1_2'.C4:'Pivot Table_Sheet4_1_2'.C4" chart:class="chart:line">
            <chart:data-point chart:repeated="10"/>
          </chart:series>
          <chart:series chart:style-name="ch11" chart:values-cell-range-address="'Pivot Table_Sheet4_1_2'.D5:'Pivot Table_Sheet4_1_2'.D14" chart:label-cell-address="'Pivot Table_Sheet4_1_2'.D4:'Pivot Table_Sheet4_1_2'.D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uvain</text:p>
                <draw:g>
                  <svg:desc>'Pivot Table_Sheet4_1_2'.B4:'Pivot Table_Sheet4_1_2'.B4</svg:desc>
                </draw:g>
              </table:table-cell>
              <table:table-cell office:value-type="string">
                <text:p>LP</text:p>
                <draw:g>
                  <svg:desc>'Pivot Table_Sheet4_1_2'.C4:'Pivot Table_Sheet4_1_2'.C4</svg:desc>
                </draw:g>
              </table:table-cell>
              <table:table-cell office:value-type="string">
                <text:p>ORCA</text:p>
                <draw:g>
                  <svg:desc>'Pivot Table_Sheet4_1_2'.D4:'Pivot Table_Sheet4_1_2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k</text:p>
                <draw:g>
                  <svg:desc>'Pivot Table_Sheet4_1_2'.A5:'Pivot Table_Sheet4_1_2'.A14</svg:desc>
                </draw:g>
              </table:table-cell>
              <table:table-cell office:value-type="float" office:value="31352">
                <text:p>31352</text:p>
                <draw:g>
                  <svg:desc>'Pivot Table_Sheet4_1_2'.B5:'Pivot Table_Sheet4_1_2'.B14</svg:desc>
                </draw:g>
              </table:table-cell>
              <table:table-cell office:value-type="float" office:value="21990">
                <text:p>21990</text:p>
                <draw:g>
                  <svg:desc>'Pivot Table_Sheet4_1_2'.C5:'Pivot Table_Sheet4_1_2'.C14</svg:desc>
                </draw:g>
              </table:table-cell>
              <table:table-cell office:value-type="float" office:value="115887">
                <text:p>115887</text:p>
                <draw:g>
                  <svg:desc>'Pivot Table_Sheet4_1_2'.D5:'Pivot Table_Sheet4_1_2'.D14</svg:desc>
                </draw:g>
              </table:table-cell>
            </table:table-row>
            <table:table-row>
              <table:table-cell office:value-type="string">
                <text:p>200 k</text:p>
              </table:table-cell>
              <table:table-cell office:value-type="float" office:value="71817">
                <text:p>71817</text:p>
              </table:table-cell>
              <table:table-cell office:value-type="float" office:value="43389">
                <text:p>43389</text:p>
              </table:table-cell>
              <table:table-cell office:value-type="float" office:value="299452">
                <text:p>299452</text:p>
              </table:table-cell>
            </table:table-row>
            <table:table-row>
              <table:table-cell office:value-type="string">
                <text:p>300 k</text:p>
              </table:table-cell>
              <table:table-cell office:value-type="float" office:value="113435">
                <text:p>113435</text:p>
              </table:table-cell>
              <table:table-cell office:value-type="float" office:value="73745">
                <text:p>73745</text:p>
              </table:table-cell>
              <table:table-cell office:value-type="float" office:value="544207">
                <text:p>544207</text:p>
              </table:table-cell>
            </table:table-row>
            <table:table-row>
              <table:table-cell office:value-type="string">
                <text:p>400 k</text:p>
              </table:table-cell>
              <table:table-cell office:value-type="float" office:value="168584">
                <text:p>168584</text:p>
              </table:table-cell>
              <table:table-cell office:value-type="float" office:value="86306">
                <text:p>86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 k</text:p>
              </table:table-cell>
              <table:table-cell office:value-type="float" office:value="203043">
                <text:p>203043</text:p>
              </table:table-cell>
              <table:table-cell office:value-type="float" office:value="111883">
                <text:p>11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 k</text:p>
              </table:table-cell>
              <table:table-cell office:value-type="float" office:value="247418">
                <text:p>247418</text:p>
              </table:table-cell>
              <table:table-cell office:value-type="float" office:value="137151">
                <text:p>137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 k</text:p>
              </table:table-cell>
              <table:table-cell office:value-type="float" office:value="304600">
                <text:p>304600</text:p>
              </table:table-cell>
              <table:table-cell office:value-type="float" office:value="168512">
                <text:p>16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 k</text:p>
              </table:table-cell>
              <table:table-cell office:value-type="float" office:value="359197">
                <text:p>359197</text:p>
              </table:table-cell>
              <table:table-cell office:value-type="float" office:value="174183">
                <text:p>174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k</text:p>
              </table:table-cell>
              <table:table-cell office:value-type="float" office:value="454683">
                <text:p>454683</text:p>
              </table:table-cell>
              <table:table-cell office:value-type="float" office:value="215357">
                <text:p>21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 k</text:p>
              </table:table-cell>
              <table:table-cell office:value-type="float" office:value="532026">
                <text:p>532026</text:p>
              </table:table-cell>
              <table:table-cell office:value-type="float" office:value="257001">
                <text:p>257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